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18cm" fo:min-width="20.093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956cm" fo:min-width="22.309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956cm" fo:min-width="20.009cm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6.923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stroke="dash" draw:stroke-dash="Ultrafine_20_Dashed" svg:stroke-width="0.076cm" draw:marker-start-width="0.418cm" draw:marker-end-width="0.418cm" draw:fill="none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14.551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121cm" fo:padding-top="0.14cm" fo:padding-bottom="0.14cm" fo:padding-left="0.265cm" fo:padding-right="0.265cm"/>
    </style:style>
    <style:style style:name="gr1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dddddd" draw:textarea-horizontal-align="justify" draw:textarea-vertical-align="middle" draw:auto-grow-height="false" fo:min-height="5.399cm" fo:min-width="3.597cm" fo:padding-top="0.137cm" fo:padding-bottom="0.137cm" fo:padding-left="0.262cm" fo:padding-right="0.262cm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331cm" fo:min-width="3.136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524cm" fo:min-width="3.224cm" fo:padding-top="0.14cm" fo:padding-bottom="0.14cm" fo:padding-left="0.265cm" fo:padding-right="0.265cm"/>
    </style:style>
    <style:style style:name="gr13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1cm" fo:min-width="3.683cm" fo:padding-top="0.137cm" fo:padding-bottom="0.137cm" fo:padding-left="0.262cm" fo:padding-right="0.262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09cm" fo:min-width="3.315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91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65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39cm" fo:padding-top="0.14cm" fo:padding-bottom="0.14cm" fo:padding-left="0.265cm" fo:padding-right="0.265cm"/>
    </style:style>
    <style:style style:name="gr19" style:family="graphic" style:parent-style-name="objectwithoutfill">
      <style:graphic-properties draw:stroke="dash" draw:stroke-dash="Ultrafine_20_Dotted_20__28_var_29_" svg:stroke-width="0.076cm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3cm" fo:min-width="3.664cm" fo:padding-top="0.137cm" fo:padding-bottom="0.137cm" fo:padding-left="0.262cm" fo:padding-right="0.262cm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32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05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88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94cm" fo:min-width="2.788cm" fo:padding-top="0.14cm" fo:padding-bottom="0.14cm" fo:padding-left="0.265cm" fo:padding-right="0.26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36cm" draw:marker-end-width="0.36cm" draw:fill="solid" draw:fill-color="#dddddd" draw:textarea-horizontal-align="justify" draw:textarea-vertical-align="middle" draw:auto-grow-height="false" fo:min-height="1.138cm" fo:min-width="10.209cm" fo:padding-top="0.15cm" fo:padding-bottom="0.15cm" fo:padding-left="0.275cm" fo:padding-right="0.275cm" draw:shadow="hidden"/>
    </style:style>
    <style:style style:name="gr28" style:family="graphic" style:parent-style-name="standard">
      <style:graphic-properties draw:stroke="dash" draw:stroke-dash="Ultrafine_20_Dashed" svg:stroke-width="0.03cm" svg:stroke-color="#000000" draw:marker-start-width="0.295cm" draw:marker-end-width="0.295cm" draw:fill-color="#ffffff" draw:textarea-horizontal-align="justify" draw:textarea-vertical-align="middle" draw:auto-grow-height="false" fo:min-height="0.805cm" fo:min-width="2.9cm" fo:padding-top="0.14cm" fo:padding-bottom="0.14cm" fo:padding-left="0.265cm" fo:padding-right="0.265cm" draw:shadow="hidden"/>
    </style:style>
    <style:style style:name="gr29" style:family="graphic" style:parent-style-name="objectwithoutfill">
      <style:graphic-properties draw:stroke="solid" draw:stroke-dash="Ultrafine_20_Dotted_20__28_var_29_" svg:stroke-width="0.051cm" svg:stroke-color="#000000" draw:marker-start-width="0.381cm" draw:marker-end-width="0.381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6.843cm" fo:padding-top="0.14cm" fo:padding-bottom="0.14cm" fo:padding-left="0.265cm" fo:padding-right="0.265cm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053cm" fo:padding-top="0.14cm" fo:padding-bottom="0.14cm" fo:padding-left="0.265cm" fo:padding-right="0.265cm"/>
    </style:style>
    <style:style style:name="gr3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117cm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026cm" fo:padding-top="0.14cm" fo:padding-bottom="0.14cm" fo:padding-left="0.265cm" fo:padding-right="0.265cm"/>
    </style:style>
    <style:style style:name="gr34" style:family="graphic" style:parent-style-name="standard">
      <style:graphic-properties draw:stroke="none" draw:fill="none" fo:min-height="2.135cm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cccccc"/>
      <style:paragraph-properties fo:text-align="end"/>
    </style:style>
    <style:style style:name="P3" style:family="paragraph">
      <loext:graphic-properties draw:fill="solid" draw:fill-color="#cccccc"/>
      <style:paragraph-properties fo:text-align="end"/>
      <style:text-properties fo:color="#666666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solid" draw:fill-color="#dddddd"/>
      <style:paragraph-properties fo:text-align="start"/>
    </style:style>
    <style:style style:name="P16" style:family="paragraph">
      <loext:graphic-properties draw:fill="none"/>
      <style:paragraph-properties fo:text-align="end"/>
    </style:style>
    <style:style style:name="T1" style:family="text">
      <style:text-properties fo:color="#666666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text-position="sub 85%" fo:font-size="16pt" style:font-size-asian="16pt" style:font-size-complex="16pt"/>
    </style:style>
    <style:style style:name="T7" style:family="text">
      <style:text-properties style:text-position="sub 85%" fo:font-size="17pt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b 85%" fo:font-size="18pt" style:font-size-asian="18pt" style:font-size-complex="18pt"/>
    </style:style>
    <style:style style:name="T10" style:family="text">
      <style:text-properties style:text-position="sub 85%" fo:font-size="10pt" style:font-size-asian="10pt" style:font-size-complex="10pt"/>
    </style:style>
    <style:style style:name="T11" style:family="text">
      <style:text-properties style:text-position="sub 85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803cm" svg:height="1.64cm" svg:x="3.438cm" svg:y="7.721cm">
          <text:p text:style-name="P1"><text:span text:style-name="T1"/></text:p>
          <text:p text:style-name="P1"><text:span text:style-name="T1">Virtualization</text:span></text:p>
          <text:p text:style-name="P1"><text:span text:style-name="T1">Layer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3.103cm" svg:height="2.5cm" svg:x="1.138cm" svg:y="12.76cm">
          <text:p text:style-name="P1"><text:span text:style-name="T1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0.803cm" svg:height="2.5cm" svg:x="3.438cm" svg:y="9.76cm">
          <text:p text:style-name="P4"/>
          <text:p text:style-name="P1"><text:span text:style-name="T1">Linux Kernel</text:span></text:p>
          <text:p text:style-name="P5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7.452cm" svg:height="1.15cm" svg:x="3.708cm" svg:y="7.97cm">
          <text:p text:style-name="P4"><text:span text:style-name="T2">Container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3.446cm" svg:y1="9.609cm" svg:x2="24.241cm" svg:y2="9.636cm">
          <text:p/>
        </draw:line>
        <draw:frame draw:style-name="gr6" draw:text-style-name="P9" draw:layer="layout" svg:width="1.139cm" svg:height="0.962cm" svg:x="13.353cm" svg:y="4.302cm">
          <draw:text-box>
            <text:p><text:span text:style-name="T3">...</text:span></text:p>
          </draw:text-box>
        </draw:frame>
        <draw:line draw:style-name="gr7" draw:text-style-name="P8" draw:layer="layout" svg:x1="3.446cm" svg:y1="7.477cm" svg:x2="24.241cm" svg:y2="7.477cm">
          <text:p/>
        </draw:line>
        <draw:frame draw:style-name="gr6" draw:text-style-name="P10" draw:layer="layout" svg:width="1.102cm" svg:height="0.962cm" svg:x="15.046cm" svg:y="13.355cm">
          <draw:text-box>
            <text:p><text:span text:style-name="T4">...</text:span></text:p>
          </draw:text-box>
        </draw:frame>
        <draw:custom-shape draw:style-name="gr8" draw:text-style-name="P11" draw:layer="layout" svg:width="15.08cm" svg:height="1cm" svg:x="3.7cm" svg:y="11.11cm">
          <text:p text:style-name="P4"><text:span text:style-name="T5">Namespac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65cm" svg:height="1cm" svg:x="3.7cm" svg:y="9.91cm">
          <text:p text:style-name="P4"><text:span text:style-name="T5">Netfilt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4.451cm" svg:height="6.003cm" svg:x="3.44cm" svg:y="1.327cm">
          <text:p text:style-name="P4"><text:span text:style-name="T2">Core</text:span></text:p>
          <text:p text:style-name="P4"><text:span text:style-name="T2">Container</text:span><text:span text:style-name="T6">0</text:span></text:p>
          <text:p text:style-name="P4"><text:span text:style-name="T6"/></text:p>
          <text:p text:style-name="P4"><text:span text:style-name="T7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84cm" svg:height="1.785cm" svg:x="3.75cm" svg:y="3.105cm">
          <text:p text:style-name="P4"><text:span text:style-name="T8">System</text:span></text:p>
          <text:p text:style-name="P4"><text:span text:style-name="T8">Administration</text:span></text:p>
          <text:p text:style-name="P4"><text:span text:style-name="T8">(UI/S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3.84cm" svg:height="0.89cm" svg:x="3.748cm" svg:y="6.05cm">
          <text:p text:style-name="P4"><text:span text:style-name="T8">Linux OS 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3.84cm" svg:height="0.89cm" svg:x="3.75cm" svg:y="5.05cm">
          <text:p text:style-name="P4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545cm" svg:height="6.003cm" svg:x="8.596cm" svg:y="1.327cm">
          <text:p text:style-name="P4"><text:span text:style-name="T2">Service</text:span></text:p>
          <text:p text:style-name="P4"><text:span text:style-name="T2">Container</text:span><text:span text:style-name="T6">1</text:span></text:p>
          <text:p text:style-name="P4"><text:span text:style-name="T9"/></text:p>
          <text:p text:style-name="P4"><text:span text:style-name="T10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3.418cm" svg:height="0.969cm" svg:x="8.923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0.889cm" svg:x="8.923cm" svg:y="6.057cm">
          <text:p text:style-name="P4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0.889cm" svg:x="8.923cm" svg:y="5.058cm">
          <text:p text:style-name="P4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461cm" svg:height="1.443cm" svg:x="7.2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435cm" svg:height="1.443cm" svg:x="7.1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3.409cm" svg:height="1.443cm" svg:x="7.095cm" svg:y="13.429cm">
          <text:p text:style-name="P4"><text:span text:style-name="T5">De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13.441cm" svg:y1="1.508cm" svg:x2="13.441cm" svg:y2="7.35cm">
          <text:p/>
        </draw:line>
        <draw:custom-shape draw:style-name="gr20" draw:text-style-name="P7" draw:layer="layout" svg:width="4.524cm" svg:height="6.003cm" svg:x="14.573cm" svg:y="1.327cm">
          <text:p text:style-name="P4"><text:span text:style-name="T2">Service</text:span></text:p>
          <text:p text:style-name="P4"><text:span text:style-name="T2">Container</text:span><text:span text:style-name="T6">n</text:span></text:p>
          <text:p text:style-name="P4"><text:span text:style-name="T9"/></text:p>
          <text:p text:style-name="P4"><text:span text:style-name="T10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0.889cm" svg:x="14.924cm" svg:y="6.057cm">
          <text:p text:style-name="P4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0.889cm" svg:x="14.924cm" svg:y="5.058cm">
          <text:p text:style-name="P4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14.204cm" svg:y1="1.508cm" svg:x2="14.204cm" svg:y2="7.35cm">
          <text:p/>
        </draw:line>
        <draw:line draw:style-name="gr19" draw:text-style-name="P14" draw:layer="layout" svg:x1="8.242cm" svg:y1="1.508cm" svg:x2="8.242cm" svg:y2="7.35cm">
          <text:p/>
        </draw:line>
        <draw:custom-shape draw:style-name="gr14" draw:text-style-name="P13" draw:layer="layout" svg:width="3.418cm" svg:height="0.969cm" svg:x="9.151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3.418cm" svg:height="0.969cm" svg:x="9.352cm" svg:y="3.24cm">
          <text:p text:style-name="P4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3.418cm" svg:height="0.969cm" svg:x="14.924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3.418cm" svg:height="0.969cm" svg:x="15.152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3.418cm" svg:height="0.969cm" svg:x="15.353cm" svg:y="3.24cm">
          <text:p text:style-name="P4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.461cm" svg:height="1.443cm" svg:x="11.2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435cm" svg:height="1.443cm" svg:x="11.1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3.409cm" svg:height="1.443cm" svg:x="11.095cm" svg:y="13.429cm">
          <text:p text:style-name="P4"><text:span text:style-name="T5">Network</text:span></text:p>
          <text:p text:style-name="P4"><text:span text:style-name="T5">Interf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1.154cm" svg:y1="12.557cm" svg:x2="24.241cm" svg:y2="12.557cm">
          <text:p/>
        </draw:line>
        <draw:path draw:style-name="gr25" draw:text-style-name="P8" draw:layer="layout" svg:width="0cm" svg:height="1.777cm" svg:x="2.248cm" svg:y="13.164cm" svg:viewBox="0 0 1 1778" svg:d="M1 0c0 550-2 1101 0 1653v125">
          <text:p/>
        </draw:path>
        <draw:path draw:style-name="gr25" draw:text-style-name="P8" draw:layer="layout" svg:width="0cm" svg:height="1.777cm" svg:x="2.749cm" svg:y="13.165cm" svg:viewBox="0 0 1 1778" svg:d="M1 0c0 550-2 1101 0 1653v125">
          <text:p/>
        </draw:path>
        <draw:path draw:style-name="gr25" draw:text-style-name="P8" draw:layer="layout" svg:width="0cm" svg:height="1.777cm" svg:x="3.249cm" svg:y="13.165cm" svg:viewBox="0 0 1 1778" svg:d="M1 0c0 550-2 1101 0 1653v125">
          <text:p/>
        </draw:path>
        <draw:path draw:style-name="gr25" draw:text-style-name="P8" draw:layer="layout" svg:width="0cm" svg:height="1.777cm" svg:x="3.749cm" svg:y="13.165cm" svg:viewBox="0 0 1 1778" svg:d="M1 0c0 550-2 1101 0 1653v125">
          <text:p/>
        </draw:path>
        <draw:path draw:style-name="gr25" draw:text-style-name="P8" draw:layer="layout" svg:width="0cm" svg:height="1.777cm" svg:x="4.249cm" svg:y="13.165cm" svg:viewBox="0 0 1 1778" svg:d="M1 0c0 550-2 1101 0 1653v125">
          <text:p/>
        </draw:path>
        <draw:path draw:style-name="gr25" draw:text-style-name="P8" draw:layer="layout" svg:width="0cm" svg:height="1.777cm" svg:x="4.749cm" svg:y="13.165cm" svg:viewBox="0 0 1 1778" svg:d="M1 0c0 550-2 1101 0 1653v125">
          <text:p/>
        </draw:path>
        <draw:custom-shape draw:style-name="gr26" draw:text-style-name="P11" draw:layer="layout" svg:width="3.317cm" svg:height="1.219cm" svg:x="1.853cm" svg:y="13.418cm">
          <text:p text:style-name="P4"><text:span text:style-name="T5">TPM 2.0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0.913cm" svg:height="1.592cm" draw:transform="rotate (1.5711453926453) translate (1.174cm 12.295cm)">
          <text:p text:style-name="P5"><text:span text:style-name="T1">T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3.429cm" svg:height="1.084cm" draw:transform="rotate (1.5699236621689) translate (1.426cm 8.75cm)">
          <text:p text:style-name="P4"><text:span text:style-name="T5">Crypto API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4" draw:layer="layout" svg:x1="3.086cm" svg:y1="1.508cm" svg:x2="3.086cm" svg:y2="12.43cm">
          <text:p/>
        </draw:line>
        <draw:custom-shape draw:style-name="gr30" draw:text-style-name="P7" draw:layer="layout" svg:width="7.372cm" svg:height="1.15cm" svg:x="11.408cm" svg:y="7.97cm">
          <text:p text:style-name="P4"><text:span text:style-name="T2">Security </text:span><text:span text:style-name="T2">Manageme</text:span><text:span text:style-name="T2">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layer="layout" svg:width="3.583cm" svg:height="1cm" svg:x="7.577cm" svg:y="9.911cm">
          <text:p text:style-name="P4"><text:span text:style-name="T5">CGroup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3.646cm" svg:height="1cm" svg:x="11.378cm" svg:y="9.912cm">
          <text:p text:style-name="P4"><text:span text:style-name="T5">Capabiliti</text:span><text:span text:style-name="T5">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3.556cm" svg:height="1cm" svg:x="15.224cm" svg:y="9.913cm">
          <text:p text:style-name="P4"><text:span text:style-name="T5">FD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6" draw:layer="layout" svg:width="4.113cm" svg:height="2.385cm" svg:x="20.001cm" svg:y="4.72cm">
          <draw:text-box>
            <text:p text:style-name="P1"><text:span text:style-name="T1"/></text:p>
            <text:p text:style-name="P1"><text:span text:style-name="T1">Service</text:span></text:p>
            <text:p text:style-name="P1"><text:span text:style-name="T1">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3:33:14.817123774</meta:creation-date>
    <dc:date>2019-06-06T10:04:47.112999934</dc:date>
    <meta:editing-duration>PT15H10M39S</meta:editing-duration>
    <meta:editing-cycles>87</meta:editing-cycles>
    <meta:generator>LibreOffice/6.1.5.2$Linux_X86_64 LibreOffice_project/10$Build-2</meta:generator>
    <meta:document-statistic meta:object-count="51"/>
  </office:meta>
</office:document-meta>
</file>